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submitted_on</text:p>
          </table:table-cell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22/01/10</text:p>
          </table:table-cell>
        </table:table-row>
        <table:table-row table:style-name="ro1">
          <table:table-cell office:value-type="string" calcext:value-type="string">
            <text:p>Intro-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22/01/13</text:p>
          </table:table-cell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22/01/17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22/01/18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22/01/25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22/02/01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22/02/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5:58:21.55773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7:33.252265014</meta:creation-date>
    <dc:date>2022-02-15T05:59:05.525516148</dc:date>
    <meta:editing-duration>PT3M41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